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Char x Sequens</text:p>
          </table:table-cell>
          <table:table-cell office:value-type="string">
            <text:p>MegaCUP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>
            <draw:frame table:end-cell-address="Sheet1.L60" table:end-x="0.4252in" table:end-y="0.0634in" draw:z-index="0" svg:width="11.8366in" svg:height="5.0823in" svg:x="0.0327in" svg:y="0.0035in">
              <draw:object draw:notify-on-update-of-ranges="Sheet1.A1:Sheet1.B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xi Sans" svg:font-family="'Luxi Sans'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xi 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3">03/13/2007</text:date>, <text:time>10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7-03-12T14:29:52</meta:creation-date>
    <dc:date>2007-03-13T10:46:46</dc:date>
    <dc:language>en-US</dc:language>
    <meta:editing-cycles>8</meta:editing-cycles>
    <meta:editing-duration>PT17M15S</meta:editing-duration>
    <meta:user-defined meta:name="Info 1"/>
    <meta:user-defined meta:name="Info 2"/>
    <meta:user-defined meta:name="Info 3"/>
    <meta:user-defined meta:name="Info 4"/>
    <meta:document-statistic meta:table-count="3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'Luxi Sans'" style:font-pitch-asian="variable" style:font-size-asian="24pt" style:font-family-complex="'Luxi Sans'" style:font-pitch-complex="variable" style:font-size-complex="24pt"/>
    </style:style>
    <style:style style:name="ch3" style:family="chart">
      <style:graphic-properties draw:fill="solid" draw:fill-color="#d9d9d9"/>
      <style:text-properties fo:font-family="'Bitstream Vera Sans'" style:font-family-generic="swiss" style:font-pitch="variable" fo:font-size="11pt" style:font-family-asian="'Luxi Sans'" style:font-pitch-asian="variable" style:font-size-asian="11pt" style:font-family-complex="'Luxi Sans'" style:font-pitch-complex="variable" style:font-size-complex="1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6999998092651pt" style:font-family-asian="'Luxi Sans'" style:font-pitch-asian="variable" style:font-size-asian="12.6999998092651pt" style:font-family-complex="'Luxi Sans'" style:font-pitch-complex="variable" style:font-size-complex="12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6.5pt" style:font-family-asian="'Luxi Sans'" style:font-pitch-asian="variable" style:font-size-asian="16.5pt" style:font-family-complex="'Luxi Sans'" style:font-pitch-complex="variable" style:font-size-complex="16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2.6999998092651pt" style:font-family-asian="'Luxi Sans'" style:font-pitch-asian="variable" style:font-size-asian="12.6999998092651pt" style:font-family-complex="'Luxi Sans'" style:font-pitch-complex="variable" style:font-size-complex="12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3333" draw:fill-color="#9999ff"/>
      <style:text-properties fo:font-family="'Bitstream Vera Sans'" style:font-family-generic="swiss" style:font-pitch="variable" fo:font-size="11pt" style:font-family-asian="'Luxi Sans'" style:font-pitch-asian="variable" style:font-size-asian="11pt" style:font-family-complex="'Luxi Sans'" style:font-pitch-complex="variable" style:font-size-complex="11pt"/>
    </style:style>
    <style:style style:name="ch9" style:family="chart">
      <style:graphic-properties draw:stroke="none" draw:fill="solid" draw:fill-color="#d9d9d9" draw:opacity="50%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30.066cm" svg:height="12.91cm" chart:class="chart:line" chart:style-name="ch1">
        <chart:title svg:x="12.144cm" svg:y="0.255cm" chart:style-name="ch2">
          <text:p>charxseq vs megacups</text:p>
        </chart:title>
        <chart:legend chart:legend-position="end" svg:x="26.089cm" svg:y="6.099cm" chart:style-name="ch3"/>
        <chart:plot-area chart:style-name="ch4" table:cell-range-address="Sheet1.$A$1:.$B$29" chart:data-source-has-labels="both" chart:table-number-list="0" svg:x="0.594cm" svg:y="1.748cm" svg:width="24.646cm" svg:height="10.903cm">
          <chart:axis chart:dimension="x" chart:name="primary-x" chart:style-name="ch5">
            <chart:title svg:x="12.486cm" svg:y="11.953cm" chart:style-name="ch6">
              <text:p>seq per char</text:p>
            </chart:title>
            <chart:categories table:cell-range-address="local-table.A2:.A29"/>
            <chart:grid chart:class="major"/>
          </chart:axis>
          <chart:axis chart:dimension="y" chart:name="primary-y" chart:style-name="ch7">
            <chart:title svg:x="0.599cm" svg:y="7.793cm" chart:style-name="ch6">
              <text:p>MegaCUPS</text:p>
            </chart:title>
            <chart:grid chart:class="major"/>
          </chart:axis>
          <chart:series chart:style-name="ch8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gaCU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2">
                <text:p>68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